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.logi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cal.log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.Local( LoginModule module , Map options , Credentials cre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AS.JAAS( String name , Credentials cre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